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</office:font-face-decls>
  <office:automatic-styles>
    <style:style style:family="table-cell" style:name="a3075a3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5dce4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0df1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fd931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ff35b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7a125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5b6a7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a91173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43a246">
      <style:table-column-properties style:rel-column-width="21845*"/>
    </style:style>
    <style:style style:family="table" style:name="abca760">
      <style:table-properties style:width="17.0cm" table:align="left"/>
    </style:style>
  </office:automatic-styles>
  <office:body>
    <office:text>
      <table:table table:style-name="abca760">
        <table:table-column table:number-columns-repeated="3" table:style-name="a43a246"/>
        <table:table-row>
          <table:table-cell table:style-name="aa91173">
            <text:p text:style-name="Table_20_Contents"/>
          </table:table-cell>
          <table:table-cell table:style-name="a5b6a7e">
            <text:p text:style-name="Table_20_Contents"/>
          </table:table-cell>
          <table:table-cell table:style-name="aa7a125">
            <text:p text:style-name="Table_20_Contents"/>
          </table:table-cell>
        </table:table-row>
        <table:table-row>
          <table:table-cell table:style-name="aff35b1">
            <text:p text:style-name="Table_20_Contents"/>
          </table:table-cell>
          <table:table-cell table:number-columns-spanned="2" table:style-name="aefd931">
            <text:p text:style-name="Table_20_Contents"/>
          </table:table-cell>
        </table:table-row>
        <table:table-row>
          <table:table-cell table:style-name="a10df13">
            <text:p text:style-name="Table_20_Contents"/>
          </table:table-cell>
          <table:table-cell table:style-name="a5dce4a">
            <text:p text:style-name="Table_20_Contents"/>
          </table:table-cell>
          <table:table-cell table:style-name="a3075a3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</office:font-face-decls>
  <office:styles>
    <style:default-style style:family="paragraph">
      <style:paragraph-properties/>
      <style:text-properties fo:country="DE" fo:font-size="12.0pt" fo:language="de" style:font-name="Liberation Serif" style:font-name-asian="Arial Unicode MS" style:font-name-complex="Arial Unicode MS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Arial Unicode MS" style:font-name-complex="Arial Unicode MS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line-height="120%" fo:margin-bottom="2.47mm" fo:margin-top="0.0mm"/>
    </style:style>
    <style:style style:family="paragraph" style:name="List" style:parent-style-name="Text_20_body">
      <style:text-properties style:font-size-asian="12.0pt"/>
    </style:style>
    <style:style style:family="paragraph" style:name="Index" style:parent-style-name="Standard">
      <style:text-properties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name="Liberation Serif" style:font-name-asian="Arial Unicode MS" style:font-name-complex="Arial Unicode MS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0</dc:date>
    <meta:editing-cycles>2</meta:editing-cycles>
    <meta:editing-duration>PT0.011S</meta:editing-duration>
  </office:meta>
</office:document-meta>
</file>